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, arial, freesans, clean, sans-serif"/>
    <style:font-face style:name="AR PL UKai TW" svg:font-family="'AR PL UKai T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35in" fo:orphans="2" fo:widows="2" fo:text-indent="0in" style:auto-text-indent="false"/>
      <style:text-properties fo:font-variant="normal" fo:text-transform="none" style:use-window-font-color="true" style:font-name="AR PL UKai TW" fo:font-size="12pt" fo:letter-spacing="normal" fo:font-style="normal" fo:font-weight="normal" style:font-name-asian="AR PL UKai TW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style:line-height-at-least="0.1835in" fo:orphans="2" fo:widows="2" fo:text-indent="0in" style:auto-text-indent="false"/>
      <style:text-properties fo:font-variant="normal" fo:text-transform="none" style:use-window-font-color="true" style:font-name="AR PL UKai TW" fo:font-size="12pt" fo:letter-spacing="normal" fo:font-style="normal" fo:font-weight="normal" style:font-name-asian="AR PL UKai TW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設定global .gitignore，新增一個 global gitignore file:.gitignore_global，並將檔路徑加入設定檔</text:p>
      <text:p text:style-name="P1">config --global core.excludesfile ~/.gitignore_global</text:p>
      <text:p text:style-name="P1"/>
      <text:p text:style-name="P1">echo 'sweet'| git hash-object -w --stdin</text:p>
      <text:p text:style-name="P1">git cat-file -p aa823728ea7d592acc69b36875a482cdf3fd5c8d</text:p>
      <text:p text:style-name="P1"/>
      <text:p text:style-name="P1">Git is content-addressable filesystem</text:p>
      <text:p text:style-name="P1">‧SHA1 是根據內容產生的,跟檔名無關</text:p>
      <text:p text:style-name="P1">–內容一樣的檔案,可以 reuse,例如 revert 的情況</text:p>
      <text:p text:style-name="P1">–解耦合(decouple)了內容與當時的檔名</text:p>
      <text:p text:style-name="P1">‧Git 有四種 Objects 記錄內容:Blob、Tree、</text:p>
      <text:p text:style-name="P1">Commit、Tag</text:p>
      <text:p text:style-name="P1">Blob:記錄檔案內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helvetica" svg:font-family="helvetica, arial, freesans, clean, sans-serif"/>
    <style:font-face style:name="AR PL UKai TW" svg:font-family="'AR PL UKai T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Devanagar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2-08-09T12:17:05</meta:creation-date>
    <dc:date>2012-08-15T14:50:43</dc:date>
    <dc:creator>steve </dc:creator>
    <meta:editing-duration>PT1M58S</meta:editing-duration>
    <meta:editing-cycles>2</meta:editing-cycles>
    <meta:generator>LibreOffice/3.5$Linux_X86_64 LibreOffice_project/165a79a-7059095-e13bb37-fef39a4-9503d18</meta:generator>
    <meta:document-statistic meta:table-count="0" meta:image-count="0" meta:object-count="0" meta:page-count="1" meta:paragraph-count="11" meta:word-count="51" meta:character-count="394" meta:non-whitespace-character-count="370"/>
  </office:meta>
</office:document-meta>
</file>